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486in" table:align="left"/>
    </style:style>
    <style:style style:name="Table1.A" style:family="table-column">
      <style:table-column-properties style:column-width="0.7097in"/>
    </style:style>
    <style:style style:name="Table1.B" style:family="table-column">
      <style:table-column-properties style:column-width="3.538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701in" table:align="left"/>
    </style:style>
    <style:style style:name="Table2.A" style:family="table-column">
      <style:table-column-properties style:column-width="0.5174in"/>
    </style:style>
    <style:style style:name="Table2.B" style:family="table-column">
      <style:table-column-properties style:column-width="4.952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514in" table:align="left"/>
    </style:style>
    <style:style style:name="Table3.A" style:family="table-column">
      <style:table-column-properties style:column-width="0.7097in"/>
    </style:style>
    <style:style style:name="Table3.B" style:family="table-column">
      <style:table-column-properties style:column-width="3.441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2368in" table:align="left"/>
    </style:style>
    <style:style style:name="Table4.A" style:family="table-column">
      <style:table-column-properties style:column-width="0.7313in"/>
    </style:style>
    <style:style style:name="Table4.B" style:family="table-column">
      <style:table-column-properties style:column-width="2.5056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9eec8"/>
    </style:style>
    <style:style style:name="P2" style:family="paragraph" style:parent-style-name="Heading_20_3">
      <style:paragraph-properties fo:break-before="page"/>
      <style:text-properties officeooo:paragraph-rsid="0019eec8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📘 Project Documentation: <text:span text:style-name="Emphasis">Campus Project Management &amp; Showcase App</text:span></text:h>
      <text:p text:style-name="Horizontal_20_Line"/>
      <text:h text:style-name="Heading_20_3" text:outline-level="3">🧩 Purpose</text:h>
      <text:p text:style-name="Text_20_body">A centralized platform to manage <text:span text:style-name="Strong_20_Emphasis">student project submissions</text:span>, <text:span text:style-name="Strong_20_Emphasis">lecturer reviews</text:span>, <text:span text:style-name="Strong_20_Emphasis">admin oversight</text:span>, and <text:span text:style-name="Strong_20_Emphasis">guest access</text:span> to academic project content. Built for campus environments to promote structure, accessibility, and excellence.</text:p>
      <text:p text:style-name="Horizontal_20_Line"/>
      <text:h text:style-name="Heading_20_3" text:outline-level="3">👥 User Roles &amp; Permission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Permissi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dmin</text:span></text:p>
          </table:table-cell>
          <table:table-cell table:style-name="Table1.A1" office:value-type="string">
            <text:p text:style-name="Table_20_Contents">- Register/manage users (lecturers, students, guests)<text:line-break/>- Manage departments<text:line-break/>- Assign lecturers to departments<text:line-break/>- View analytics<text:line-break/>❌ Cannot approve/grade/reject projec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ecturer</text:span></text:p>
          </table:table-cell>
          <table:table-cell table:style-name="Table1.A1" office:value-type="string">
            <text:p text:style-name="Table_20_Contents">- Register with service number<text:line-break/>- View student projects in their department<text:line-break/>- Comment, approve, reject, grad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udent</text:span></text:p>
          </table:table-cell>
          <table:table-cell table:style-name="Table1.A1" office:value-type="string">
            <text:p text:style-name="Table_20_Contents">- Register with admission number<text:line-break/>- Upload/edit project<text:line-break/>- Add team members<text:line-break/>- Upload demo video<text:line-break/>- View feedbac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uest</text:span></text:p>
          </table:table-cell>
          <table:table-cell table:style-name="Table1.A1" office:value-type="string">
            <text:p text:style-name="Table_20_Contents">- Register via email<text:line-break/>- Browse/search approved projects<text:line-break/>- Purchase/download project assets</text:p>
          </table:table-cell>
        </table:table-row>
      </table:table>
      <text:p text:style-name="Horizontal_20_Line"/>
      <text:h text:style-name="Heading_20_3" text:outline-level="3">🏛️ Department &amp; Classification Structure</text:h>
      <text:list xml:id="list3670707876" text:style-name="L1">
        <text:list-item>
          <text:p text:style-name="P4">Admins create/manage <text:span text:style-name="Strong_20_Emphasis">departments</text:span></text:p>
        </text:list-item>
        <text:list-item>
          <text:p text:style-name="P4">Each <text:span text:style-name="Strong_20_Emphasis">lecturer</text:span> is assigned to one or more departments</text:p>
        </text:list-item>
        <text:list-item>
          <text:p text:style-name="P4"><text:span text:style-name="Strong_20_Emphasis">Students</text:span> must belong to a department</text:p>
        </text:list-item>
        <text:list-item>
          <text:p text:style-name="P4"><text:span text:style-name="Strong_20_Emphasis">Projects</text:span> are categorized by department and searchable by tags</text:p>
        </text:list-item>
      </text:list>
      <text:p text:style-name="Horizontal_20_Line"/>
      <text:h text:style-name="P1" text:outline-level="3"><text:line-break/></text:h>
      <text:h text:style-name="P2" text:outline-level="3">📦 Project Typ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Single</text:span></text:p>
          </table:table-cell>
          <table:table-cell table:style-name="Table2.A1" office:value-type="string">
            <text:p text:style-name="Table_20_Contents">Owned and submitted by one stud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am</text:span></text:p>
          </table:table-cell>
          <table:table-cell table:style-name="Table2.A1" office:value-type="string">
            <text:p text:style-name="Table_20_Contents">Owned by 2–5 students working together (team leader has editing rights)</text:p>
          </table:table-cell>
        </table:table-row>
      </table:table>
      <text:p text:style-name="Text_20_body">Each project includes:</text:p>
      <text:list xml:id="list482603790" text:style-name="L2">
        <text:list-item>
          <text:p text:style-name="P5">Title</text:p>
        </text:list-item>
        <text:list-item>
          <text:p text:style-name="P5">Description (via Quill.js)</text:p>
        </text:list-item>
        <text:list-item>
          <text:p text:style-name="P5">Category &amp; Tags</text:p>
        </text:list-item>
        <text:list-item>
          <text:p text:style-name="P5">Project Files (PDF/ZIP)</text:p>
        </text:list-item>
        <text:list-item>
          <text:p text:style-name="P5">Demo Video (MP4/WebM)</text:p>
        </text:list-item>
        <text:list-item>
          <text:p text:style-name="P5">Submission date</text:p>
        </text:list-item>
        <text:list-item>
          <text:p text:style-name="P5">Status (<text:span text:style-name="Source_20_Text">Pending</text:span>, <text:span text:style-name="Source_20_Text">Approved</text:span>, <text:span text:style-name="Source_20_Text">Rejected</text:span>, <text:span text:style-name="Source_20_Text">Graded</text:span>)</text:p>
        </text:list-item>
        <text:list-item>
          <text:p text:style-name="P5">Lecturer Feedback</text:p>
        </text:list-item>
        <text:list-item>
          <text:p text:style-name="P5">Guest Rating (optional)</text:p>
        </text:list-item>
      </text:list>
      <text:p text:style-name="Horizontal_20_Line"/>
      <text:h text:style-name="Heading_20_3" text:outline-level="3">🔐 Registration Rul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Role</text:p>
            </table:table-cell>
            <table:table-cell table:style-name="Table3.A1" office:value-type="string">
              <text:p text:style-name="Table_20_Heading">Fields Required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Admin</text:span></text:p>
          </table:table-cell>
          <table:table-cell table:style-name="Table3.A1" office:value-type="string">
            <text:p text:style-name="Table_20_Contents">Email, service number, passwor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ecturer</text:span></text:p>
          </table:table-cell>
          <table:table-cell table:style-name="Table3.A1" office:value-type="string">
            <text:p text:style-name="Table_20_Contents">Email, <text:span text:style-name="Strong_20_Emphasis">service number</text:span>, department, passwor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tudent</text:span></text:p>
          </table:table-cell>
          <table:table-cell table:style-name="Table3.A1" office:value-type="string">
            <text:p text:style-name="Table_20_Contents">Email, <text:span text:style-name="Strong_20_Emphasis">admission number</text:span>, department, passwor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uest</text:span></text:p>
          </table:table-cell>
          <table:table-cell table:style-name="Table3.A1" office:value-type="string">
            <text:p text:style-name="Table_20_Contents">Email, password</text:p>
          </table:table-cell>
        </table:table-row>
      </table:table>
      <text:p text:style-name="Horizontal_20_Line"/>
      <text:h text:style-name="Heading_20_3" text:outline-level="3">🧠 Module Breakdown</text:h>
      <text:h text:style-name="Heading_20_4" text:outline-level="4">🎓 Student Panel</text:h>
      <text:list xml:id="list2038203721" text:style-name="L3">
        <text:list-item>
          <text:p text:style-name="P6">Submit new project (single or team)</text:p>
        </text:list-item>
        <text:list-item>
          <text:p text:style-name="P6">Upload project files &amp; demo video</text:p>
        </text:list-item>
        <text:list-item>
          <text:p text:style-name="P6">Edit/update existing project</text:p>
        </text:list-item>
        <text:list-item>
          <text:p text:style-name="P6">View feedback, grades, and project status</text:p>
        </text:list-item>
      </text:list>
      <text:h text:style-name="Heading_20_4" text:outline-level="4">🧑‍🏫 Lecturer Panel</text:h>
      <text:list xml:id="list3205128184" text:style-name="L4">
        <text:list-item>
          <text:p text:style-name="P7">View assigned department projects</text:p>
        </text:list-item>
        <text:list-item>
          <text:p text:style-name="P7">Approve/Reject submissions</text:p>
        </text:list-item>
        <text:list-item>
          <text:p text:style-name="P7">Leave feedback/comments</text:p>
        </text:list-item>
        <text:list-item>
          <text:p text:style-name="P7">Assign grades</text:p>
        </text:list-item>
      </text:list>
      <text:h text:style-name="Heading_20_4" text:outline-level="4"><text:soft-page-break/>🛠️ Admin Panel</text:h>
      <text:list xml:id="list3292446852" text:style-name="L5">
        <text:list-item>
          <text:p text:style-name="P8">Create/manage departments</text:p>
        </text:list-item>
        <text:list-item>
          <text:p text:style-name="P8">Register users (students, lecturers)</text:p>
        </text:list-item>
        <text:list-item>
          <text:p text:style-name="P8">Assign lecturers to departments</text:p>
        </text:list-item>
        <text:list-item>
          <text:p text:style-name="P8">View platform stats (project counts, purchases, grading)</text:p>
        </text:list-item>
      </text:list>
      <text:h text:style-name="Heading_20_4" text:outline-level="4">👤 Guest Panel</text:h>
      <text:list xml:id="list3164941917" text:style-name="L6">
        <text:list-item>
          <text:p text:style-name="P9">Register/login via email</text:p>
        </text:list-item>
        <text:list-item>
          <text:p text:style-name="P9">Browse/search projects by department/tags</text:p>
        </text:list-item>
        <text:list-item>
          <text:p text:style-name="P9">View full details of approved projects</text:p>
        </text:list-item>
        <text:list-item>
          <text:p text:style-name="P9">Purchase/download project files</text:p>
        </text:list-item>
      </text:list>
      <text:p text:style-name="Horizontal_20_Line"/>
      <text:h text:style-name="Heading_20_3" text:outline-level="3">📊 Optional Enhancements</text:h>
      <text:list xml:id="list2236536912" text:style-name="L7">
        <text:list-item>
          <text:p text:style-name="P10">🔔 Email notifications on status changes</text:p>
        </text:list-item>
        <text:list-item>
          <text:p text:style-name="P10">⭐ Guest star rating on purchased projects</text:p>
        </text:list-item>
        <text:list-item>
          <text:p text:style-name="P10">📎 File preview (e.g., in-browser PDF)</text:p>
        </text:list-item>
        <text:list-item>
          <text:p text:style-name="P10">📈 Admin dashboard charts (e.g., project submission trends)</text:p>
        </text:list-item>
        <text:list-item>
          <text:p text:style-name="P10">📁 Export project reports (PDF format)</text:p>
        </text:list-item>
        <text:list-item>
          <text:p text:style-name="P10">🔄 Track project revisions/updates</text:p>
        </text:list-item>
        <text:list-item>
          <text:p text:style-name="P10">🧠 AI-generated project summaries or keyword tags (optional)</text:p>
        </text:list-item>
      </text:list>
      <text:p text:style-name="Horizontal_20_Line"/>
      <text:h text:style-name="Heading_20_3" text:outline-level="3">⚙️ Tech Stack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Layer</text:p>
            </table:table-cell>
            <table:table-cell table:style-name="Table4.A1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4.A1" office:value-type="string">
            <text:p text:style-name="Table_20_Contents">Backend</text:p>
          </table:table-cell>
          <table:table-cell table:style-name="Table4.A1" office:value-type="string">
            <text:p text:style-name="Table_20_Contents">Flask (Python)</text:p>
          </table:table-cell>
        </table:table-row>
        <table:table-row>
          <table:table-cell table:style-name="Table4.A1" office:value-type="string">
            <text:p text:style-name="Table_20_Contents">Frontend</text:p>
          </table:table-cell>
          <table:table-cell table:style-name="Table4.A1" office:value-type="string">
            <text:p text:style-name="Table_20_Contents">HTML, Bootstrap, JS, Jinja2</text:p>
          </table:table-cell>
        </table:table-row>
        <table:table-row>
          <table:table-cell table:style-name="Table4.A1" office:value-type="string">
            <text:p text:style-name="Table_20_Contents">Rich Text</text:p>
          </table:table-cell>
          <table:table-cell table:style-name="Table4.A1" office:value-type="string">
            <text:p text:style-name="Table_20_Contents">Quill.js</text:p>
          </table:table-cell>
        </table:table-row>
        <table:table-row>
          <table:table-cell table:style-name="Table4.A1" office:value-type="string">
            <text:p text:style-name="Table_20_Contents">Database</text:p>
          </table:table-cell>
          <table:table-cell table:style-name="Table4.A1" office:value-type="string">
            <text:p text:style-name="Table_20_Contents">MongoDB Atlas</text:p>
          </table:table-cell>
        </table:table-row>
        <table:table-row>
          <table:table-cell table:style-name="Table4.A1" office:value-type="string">
            <text:p text:style-name="Table_20_Contents">Media</text:p>
          </table:table-cell>
          <table:table-cell table:style-name="Table4.A1" office:value-type="string">
            <text:p text:style-name="Table_20_Contents">Flask-Uploads / GridFS</text:p>
          </table:table-cell>
        </table:table-row>
        <table:table-row>
          <table:table-cell table:style-name="Table4.A1" office:value-type="string">
            <text:p text:style-name="Table_20_Contents">Auth</text:p>
          </table:table-cell>
          <table:table-cell table:style-name="Table4.A1" office:value-type="string">
            <text:p text:style-name="Table_20_Contents">Flask-Login, Flask-WTF</text:p>
          </table:table-cell>
        </table:table-row>
        <table:table-row>
          <table:table-cell table:style-name="Table4.A1" office:value-type="string">
            <text:p text:style-name="Table_20_Contents">Payments</text:p>
          </table:table-cell>
          <table:table-cell table:style-name="Table4.A1" office:value-type="string">
            <text:p text:style-name="Table_20_Contents">Stripe (for guests)</text:p>
          </table:table-cell>
        </table:table-row>
        <table:table-row>
          <table:table-cell table:style-name="Table4.A1" office:value-type="string">
            <text:p text:style-name="Table_20_Contents">Optional</text:p>
          </table:table-cell>
          <table:table-cell table:style-name="Table4.A1" office:value-type="string">
            <text:p text:style-name="Table_20_Contents">Flask-SocketIO (for live comments)</text:p>
          </table:table-cell>
        </table:table-row>
      </table:table>
      <text:p text:style-name="Horizontal_20_Line"/>
      <text:h text:style-name="Heading_20_3" text:outline-level="3"/>
      <text:h text:style-name="P3" text:outline-level="3">✅ Development Plan</text:h>
      <text:list xml:id="list3469799950" text:style-name="L8">
        <text:list-item>
          <text:p text:style-name="P11"><text:span text:style-name="Strong_20_Emphasis">Scaffold Flask App</text:span></text:p>
          <text:list>
            <text:list-item>
              <text:p text:style-name="P11">Folder structure with Blueprints</text:p>
            </text:list-item>
            <text:list-item>
              <text:p text:style-name="P11">MongoDB connection</text:p>
            </text:list-item>
          </text:list>
        </text:list-item>
        <text:list-item>
          <text:p text:style-name="P11"><text:span text:style-name="Strong_20_Emphasis">Implement Auth System</text:span></text:p>
          <text:list>
            <text:list-item>
              <text:p text:style-name="P11">Role-based registration/login for all users</text:p>
            </text:list-item>
          </text:list>
        </text:list-item>
        <text:list-item>
          <text:p text:style-name="P11"><text:span text:style-name="Strong_20_Emphasis">Build Panels</text:span></text:p>
          <text:list>
            <text:list-item>
              <text:p text:style-name="P11">Admin → Lecturer → Student → Guest</text:p>
            </text:list-item>
          </text:list>
        </text:list-item>
        <text:list-item>
          <text:p text:style-name="P11"><text:span text:style-name="Strong_20_Emphasis">Project Upload System</text:span></text:p>
          <text:list>
            <text:list-item>
              <text:p text:style-name="P11">File, video, Quill-rich descriptions</text:p>
            </text:list-item>
          </text:list>
        </text:list-item>
        <text:list-item>
          <text:p text:style-name="P11"><text:span text:style-name="Strong_20_Emphasis">Lecturer Workflow</text:span></text:p>
          <text:list>
            <text:list-item>
              <text:p text:style-name="P11">View → Comment → Approve/Reject → Grade</text:p>
            </text:list-item>
          </text:list>
        </text:list-item>
        <text:list-item>
          <text:p text:style-name="P11"><text:span text:style-name="Strong_20_Emphasis">Guest System</text:span></text:p>
          <text:list>
            <text:list-item>
              <text:p text:style-name="P11">Register/login → Browse → Purchase</text:p>
            </text:list-item>
          </text:list>
        </text:list-item>
        <text:list-item>
          <text:p text:style-name="P11"><text:span text:style-name="Strong_20_Emphasis">Add Enhancements</text:span></text:p>
          <text:list>
            <text:list-item>
              <text:p text:style-name="P11">Ratings, previews, analytics, email notification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4:54:30.415536509</meta:creation-date>
    <dc:date>2025-06-13T14:57:03.244677422</dc:date>
    <meta:editing-duration>PT2M34S</meta:editing-duration>
    <meta:editing-cycles>1</meta:editing-cycles>
    <meta:document-statistic meta:table-count="4" meta:image-count="0" meta:object-count="0" meta:page-count="4" meta:paragraph-count="112" meta:word-count="503" meta:character-count="3247" meta:non-whitespace-character-count="2906"/>
    <meta:generator>LibreOffice/7.3.7.2$Linux_X86_64 LibreOffice_project/30$Build-2</meta:generator>
  </office:meta>
</office:document-meta>
</file>